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sv" fo:country="SE"/>
    </style:style>
    <style:style style:name="P2" style:family="paragraph" style:parent-style-name="Heading_20_2">
      <style:text-properties fo:language="sv" fo:country="SE"/>
    </style:style>
    <style:style style:name="P3" style:family="paragraph" style:parent-style-name="Text_20_body">
      <style:text-properties fo:language="sv" fo:country="SE"/>
    </style:style>
    <style:style style:name="P4" style:family="paragraph" style:parent-style-name="Text_20_body">
      <style:text-properties fo:language="sv" fo:country="SE" officeooo:paragraph-rsid="00128aa2"/>
    </style:style>
    <style:style style:name="P5" style:family="paragraph" style:parent-style-name="Text_20_body">
      <style:text-properties fo:language="sv" fo:country="SE" officeooo:rsid="00128aa2" officeooo:paragraph-rsid="00128aa2"/>
    </style:style>
    <style:style style:name="P6" style:family="paragraph" style:parent-style-name="Text_20_body">
      <style:text-properties fo:language="sv" fo:country="SE" officeooo:paragraph-rsid="0012d4ca"/>
    </style:style>
    <style:style style:name="T1" style:family="text">
      <style:text-properties officeooo:rsid="00110816"/>
    </style:style>
    <style:style style:name="T2" style:family="text">
      <style:text-properties officeooo:rsid="00128aa2"/>
    </style:style>
    <style:style style:name="T3" style:family="text">
      <style:text-properties officeooo:rsid="0012d4c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illgänglighet<text:span text:style-name="T1">sredogörelse</text:span></text:h>
      <text:p text:style-name="P3"><text:span text:style-name="T1">Din digitala bovärd </text:span>står bakom den här webbplatsen. Vi vill att så många som möjligt ska kunna använda den. Det här dokumentet beskriver hur webbplats uppfyller lagen om tillgänglighet till digital offentlig service, eventuella kända tillgänglighetsproblem och hur du kan rapportera brister till oss så att vi kan åtgärda dem. </text:p>
      <text:h text:style-name="P2" text:outline-level="2">Hur tillgänglig är webbplatsen?</text:h>
      <text:p text:style-name="P3"><text:span text:style-name="T1">Webbplatsen är i höggrad tillgänglig det finns vissa avseenden där tillgängligheten kan förbättras</text:span>. Se avsnittet om innehåll som inte är tillgängligt nedan för mer information.</text:p>
      <text:h text:style-name="P2" text:outline-level="2">Vad kan du göra om du inte kan använda delar av webbplatsen?</text:h>
      <text:p text:style-name="P3"><text:span text:style-name="T2">Vi uppskattar feedback där du beskriver vad</text:span> som inte är tillgängligt för dig <text:s/><text:span text:style-name="T2">och du kan</text:span> <text:span text:style-name="T1">kontakta</text:span> oss <text:span text:style-name="T2">för att beskriva webbplatsens </text:span><text:span text:style-name="T1">problem</text:span>. <text:span text:style-name="T1">Om vi kan utan särskiljt betungande arbete åtgärda problemet så sker det inom en rimlig tidsram. Du kan kontakta oss via e-postlänken längre ner på sidan och s</text:span>varstiden är normalt <text:span text:style-name="T1">inom 24 timmar</text:span>.</text:p>
      <text:h text:style-name="P2" text:outline-level="2">Rapportera brister i webbplatsens tillgänglighet</text:h>
      <text:p text:style-name="P4">Vi strävar hela tiden efter att förbättra webbplatsens tillgänglighet. Om du upptäcker problem som inte är beskrivna på den här sidan, eller om du anser att vi inte uppfyller lagens krav, <text:span text:style-name="T1">kontakta oss via e-postlänken längre ner på sidan</text:span> så att vi får veta att problemet finns. </text:p>
      <text:h text:style-name="P2" text:outline-level="2">Tillsyn</text:h>
      <text:p text:style-name="P3">Myndigheten för digital förvaltning, Digg, har ansvaret för tillsyn över lagen om tillgänglighet till digital offentlig service. Du kan anmäla till Digg om du tycker att vår digitala service har brister i tillgänglighet. Du kan också anmäla till Digg om du tycker att vår bedömning av vad som är oskäligt betungande ska granskas, om du tycker att vår tillgänglighetsredogörelse har brister eller om du tycker att vi inte har hanterat din begäran om tillgängliggörande korrekt. </text:p>
      <text:h text:style-name="P2" text:outline-level="2">Teknisk information om webbplatsens tillgänglighet</text:h>
      <text:p text:style-name="P4">Den här webbplatsen <text:span text:style-name="T2">omfattas inte om </text:span>lagen om tillgänglighet till digital offentlig service. <text:span text:style-name="T2">Däremot är <text:s/>är webbplatsen till stor del anpassad efter lagen.</text:span></text:p>
      <text:h text:style-name="P2" text:outline-level="2">Innehåll som inte är tillgängligt</text:h>
      <text:p text:style-name="P5">Hela webbplatsen följer HTML-standard för WCAG 2.1 på AA-nivå. Hela webbplatsen är anpassad för att kunna styras från enbart tangentbordet. Däremot hade navigering på sidor underlättats om stycken <text:soft-page-break/>varit mer lättare att navigera med tangentbord. Även fler och mer beskrivande ARIA-attribut i HTML-koden hade givet en bättre upplevelse.</text:p>
      <text:p text:style-name="P6"><text:span text:style-name="T3">Antal tecken per textrad längre än optimalt för läsbarhet när webbplatsen besöks från stora skärmar och kortare än optimalt när webbplatsen besökt från mobiltelefoner.</text:span></text:p>
      <text:h text:style-name="P2" text:outline-level="2">Hur vi testat webbplatsen</text:h>
      <text:p text:style-name="P6">Vi har gjort en intern testning av <text:span text:style-name="T3">webbplatsen Din digitala bovärd</text:span>. <text:s/>Senaste bedömningen gjordes den <text:span text:style-name="T3">16-05-2025</text:span>. Webbplatsen publicerades den <text:span text:style-name="T3">16-05-2025</text:span>. Redogörelsen uppdaterades senast den <text:span text:style-name="T3">16-05-2025</text:span>. </text:p>
      <text:p text:style-name="P6"><text:span text:style-name="T3">Hela webbplatsen är testade så att den går att navigera till och styra med enbart tangentbord. Kontraster av text och knappar är kontrollerad med testverktyget WAVE. Webbplatsen är testad och anpassad för tillgänglighet med hjälp av verktyget ”Ace it” från ”Use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5:19:27.221696359</meta:creation-date>
    <dc:date>2025-05-09T12:48:00.321942963</dc:date>
    <meta:editing-duration>PT13M58S</meta:editing-duration>
    <meta:editing-cycles>2</meta:editing-cycles>
    <meta:generator>LibreOffice/24.2.7.2$Linux_X86_64 LibreOffice_project/420$Build-2</meta:generator>
    <meta:document-statistic meta:table-count="0" meta:image-count="0" meta:object-count="0" meta:page-count="2" meta:paragraph-count="18" meta:word-count="452" meta:character-count="2999" meta:non-whitespace-character-count="2558"/>
  </office:meta>
</office:document-meta>
</file>